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.614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c9211e"/>
    </style:style>
  </office:automatic-styles>
  <office:body>
    <office:spreadsheet>
      <table:table table:name="Pixel Map - APA102-AK9822" table:style-name="ta1">
        <table:table-column table:style-name="co1" table:number-columns-repeated="105" table:default-cell-style-name="Default"/>
        <table:table-column table:style-name="co2" table:default-cell-style-name="Default"/>
        <table:table-column table:style-name="co1" table:number-columns-repeated="16278" table:default-cell-style-name="Default"/>
        <table:table-row table:style-name="ro1"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3" calcext:value-type="float">
            <text:p>103</text:p>
          </table:table-cell>
          <table:table-cell/>
          <table:table-cell table:style-name="ce17"/>
          <table:table-cell table:number-columns-repeated="1627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number-columns-repeated="104" table:style-name="ce20" office:value-type="string" calcext:value-type="string">
            <text:p>-1</text:p>
          </table:table-cell>
          <table:table-cell table:style-name="ce6"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,&quot;;[.U2];&quot;,&quot;;[.V2];&quot;,&quot;;[.W2];&quot;,&quot;;[.X2];&quot;,&quot;;[.Y2];&quot;,&quot;;[.Z2];&quot;,&quot;;[.AA2];&quot;,&quot;;[.AB2];&quot;,&quot;;[.AC2];&quot;,&quot;;[.AD2];&quot;,&quot;;[.AE2];&quot;,&quot;;[.AF2];&quot;,&quot;;[.AG2];&quot;,&quot;;[.AH2];&quot;,&quot;;[.AI2];&quot;,&quot;;[.AJ2];&quot;,&quot;;[.AK2];&quot;,&quot;;[.AL2];&quot;,&quot;;[.AM2];&quot;,&quot;;[.AN2];&quot;,&quot;;[.AO2];&quot;,&quot;;[.AP2];&quot;,&quot;;[.AQ2];&quot;,&quot;;[.AR2];&quot;,&quot;;[.AS2];&quot;,&quot;;[.AT2];&quot;,&quot;;[.AU2];&quot;,&quot;;[.AV2];&quot;,&quot;;[.AW2];&quot;,&quot;;[.AX2];&quot;,&quot;;[.AY2];&quot;,&quot;;[.AZ2];&quot;,&quot;;[.BA2];&quot;,&quot;;[.BB2];&quot;,&quot;;[.BC2];&quot;,&quot;;[.BD2];&quot;,&quot;;[.BE2];&quot;,&quot;;[.BF2];&quot;,&quot;;[.BG2];&quot;,&quot;;[.BH2];&quot;,&quot;;[.BI2];&quot;,&quot;;[.BJ2];&quot;,&quot;;[.BK2];&quot;,&quot;;[.BL2];&quot;,&quot;;[.BM2];&quot;,&quot;;[.BN2];&quot;,&quot;;[.BO2];&quot;,&quot;;[.BP2];&quot;,&quot;;[.BQ2];&quot;,&quot;;[.BR2];&quot;,&quot;;[.BS2];&quot;,&quot;;[.BT2];&quot;,&quot;;[.BU2];&quot;,&quot;;[.BV2];&quot;,&quot;;[.BW2];&quot;,&quot;;[.BX2];&quot;,&quot;;[.BY2];&quot;,&quot;;[.BZ2];&quot;,&quot;;[.CA2];&quot;,&quot;;[.CB2];&quot;,&quot;;[.CC2];&quot;,&quot;;[.CD2];&quot;,&quot;;[.CE2];&quot;,&quot;;[.CF2];&quot;,&quot;;[.CG2];&quot;,&quot;;[.CH2];&quot;,&quot;;[.CI2];&quot;,&quot;;[.CJ2];&quot;,&quot;;[.CK2];&quot;,&quot;;[.CL2];&quot;,&quot;;[.CM2];&quot;,&quot;;[.CN2];&quot;,&quot;;[.CO2];&quot;,&quot;;[.CP2];&quot;,&quot;;[.CQ2];&quot;,&quot;;[.CR2];&quot;,&quot;;[.CS2];&quot;,&quot;;[.CT2];&quot;,&quot;;[.CU2];&quot;,&quot;;[.CV2];&quot;,&quot;;[.CW2];&quot;,&quot;;[.CX2];&quot;,&quot;;[.CY2];&quot;,&quot;;[.CZ2];&quot;,&quot;;[.DA2];&quot;}&quot;)" office:value-type="string" office:string-value="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" calcext:value-type="string">
            <text:p>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</text:p>
          </table:table-cell>
          <table:table-cell table:style-name="ce17" office:value-type="string" calcext:value-type="string">
            <text:p>,</text:p>
          </table:table-cell>
          <table:table-cell table:number-columns-repeated="1627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0" office:value-type="string" calcext:value-type="string">
            <text:p>-1</text:p>
          </table:table-cell>
          <table:table-cell table:style-name="ce6"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;&quot;,&quot;;[.AH3];&quot;,&quot;;[.AI3];&quot;,&quot;;[.AJ3];&quot;,&quot;;[.AK3];&quot;,&quot;;[.AL3];&quot;,&quot;;[.AM3];&quot;,&quot;;[.AN3];&quot;,&quot;;[.AO3];&quot;,&quot;;[.AP3];&quot;,&quot;;[.AQ3];&quot;,&quot;;[.AR3];&quot;,&quot;;[.AS3];&quot;,&quot;;[.AT3];&quot;,&quot;;[.AU3];&quot;,&quot;;[.AV3];&quot;,&quot;;[.AW3];&quot;,&quot;;[.AX3];&quot;,&quot;;[.AY3];&quot;,&quot;;[.AZ3];&quot;,&quot;;[.BA3];&quot;,&quot;;[.BB3];&quot;,&quot;;[.BC3];&quot;,&quot;;[.BD3];&quot;,&quot;;[.BE3];&quot;,&quot;;[.BF3];&quot;,&quot;;[.BG3];&quot;,&quot;;[.BH3];&quot;,&quot;;[.BI3];&quot;,&quot;;[.BJ3];&quot;,&quot;;[.BK3];&quot;,&quot;;[.BL3];&quot;,&quot;;[.BM3];&quot;,&quot;;[.BN3];&quot;,&quot;;[.BO3];&quot;,&quot;;[.BP3];&quot;,&quot;;[.BQ3];&quot;,&quot;;[.BR3];&quot;,&quot;;[.BS3];&quot;,&quot;;[.BT3];&quot;,&quot;;[.BU3];&quot;,&quot;;[.BV3];&quot;,&quot;;[.BW3];&quot;,&quot;;[.BX3];&quot;,&quot;;[.BY3];&quot;,&quot;;[.BZ3];&quot;,&quot;;[.CA3];&quot;,&quot;;[.CB3];&quot;,&quot;;[.CC3];&quot;,&quot;;[.CD3];&quot;,&quot;;[.CE3];&quot;,&quot;;[.CF3];&quot;,&quot;;[.CG3];&quot;,&quot;;[.CH3];&quot;,&quot;;[.CI3];&quot;,&quot;;[.CJ3];&quot;,&quot;;[.CK3];&quot;,&quot;;[.CL3];&quot;,&quot;;[.CM3];&quot;,&quot;;[.CN3];&quot;,&quot;;[.CO3];&quot;,&quot;;[.CP3];&quot;,&quot;;[.CQ3];&quot;,&quot;;[.CR3];&quot;,&quot;;[.CS3];&quot;,&quot;;[.CT3];&quot;,&quot;;[.CU3];&quot;,&quot;;[.CV3];&quot;,&quot;;[.CW3];&quot;,&quot;;[.CX3];&quot;,&quot;;[.CY3];&quot;,&quot;;[.CZ3];&quot;,&quot;;[.DA3];&quot;}&quot;)" office:value-type="string" office:string-value="{-1,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-1}" calcext:value-type="string">
            <text:p>{-1,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-1}</text:p>
          </table:table-cell>
          <table:table-cell table:style-name="ce17" office:value-type="string" calcext:value-type="string">
            <text:p>,</text:p>
          </table:table-cell>
          <table:table-cell table:number-columns-repeated="1627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-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3" calcext:value-type="float">
            <text:p>203</text:p>
          </table:table-cell>
          <table:table-cell table:style-name="ce20" office:value-type="string" calcext:value-type="string">
            <text:p>-1</text:p>
          </table:table-cell>
          <table:table-cell table:style-name="ce6"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;&quot;,&quot;;[.AH4];&quot;,&quot;;[.AI4];&quot;,&quot;;[.AJ4];&quot;,&quot;;[.AK4];&quot;,&quot;;[.AL4];&quot;,&quot;;[.AM4];&quot;,&quot;;[.AN4];&quot;,&quot;;[.AO4];&quot;,&quot;;[.AP4];&quot;,&quot;;[.AQ4];&quot;,&quot;;[.AR4];&quot;,&quot;;[.AS4];&quot;,&quot;;[.AT4];&quot;,&quot;;[.AU4];&quot;,&quot;;[.AV4];&quot;,&quot;;[.AW4];&quot;,&quot;;[.AX4];&quot;,&quot;;[.AY4];&quot;,&quot;;[.AZ4];&quot;,&quot;;[.BA4];&quot;,&quot;;[.BB4];&quot;,&quot;;[.BC4];&quot;,&quot;;[.BD4];&quot;,&quot;;[.BE4];&quot;,&quot;;[.BF4];&quot;,&quot;;[.BG4];&quot;,&quot;;[.BH4];&quot;,&quot;;[.BI4];&quot;,&quot;;[.BJ4];&quot;,&quot;;[.BK4];&quot;,&quot;;[.BL4];&quot;,&quot;;[.BM4];&quot;,&quot;;[.BN4];&quot;,&quot;;[.BO4];&quot;,&quot;;[.BP4];&quot;,&quot;;[.BQ4];&quot;,&quot;;[.BR4];&quot;,&quot;;[.BS4];&quot;,&quot;;[.BT4];&quot;,&quot;;[.BU4];&quot;,&quot;;[.BV4];&quot;,&quot;;[.BW4];&quot;,&quot;;[.BX4];&quot;,&quot;;[.BY4];&quot;,&quot;;[.BZ4];&quot;,&quot;;[.CA4];&quot;,&quot;;[.CB4];&quot;,&quot;;[.CC4];&quot;,&quot;;[.CD4];&quot;,&quot;;[.CE4];&quot;,&quot;;[.CF4];&quot;,&quot;;[.CG4];&quot;,&quot;;[.CH4];&quot;,&quot;;[.CI4];&quot;,&quot;;[.CJ4];&quot;,&quot;;[.CK4];&quot;,&quot;;[.CL4];&quot;,&quot;;[.CM4];&quot;,&quot;;[.CN4];&quot;,&quot;;[.CO4];&quot;,&quot;;[.CP4];&quot;,&quot;;[.CQ4];&quot;,&quot;;[.CR4];&quot;,&quot;;[.CS4];&quot;,&quot;;[.CT4];&quot;,&quot;;[.CU4];&quot;,&quot;;[.CV4];&quot;,&quot;;[.CW4];&quot;,&quot;;[.CX4];&quot;,&quot;;[.CY4];&quot;,&quot;;[.CZ4];&quot;,&quot;;[.DA4];&quot;}&quot;)" office:value-type="string" office:string-value="{-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-1}" calcext:value-type="string">
            <text:p>{-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-1}</text:p>
          </table:table-cell>
          <table:table-cell table:style-name="ce17" office:value-type="string" calcext:value-type="string">
            <text:p>,</text:p>
          </table:table-cell>
          <table:table-cell table:number-columns-repeated="16277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number-columns-repeated="104" table:style-name="ce20" office:value-type="string" calcext:value-type="string">
            <text:p>-1</text:p>
          </table:table-cell>
          <table:table-cell table:style-name="ce6"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,&quot;;[.U5];&quot;,&quot;;[.V5];&quot;,&quot;;[.W5];&quot;,&quot;;[.X5];&quot;,&quot;;[.Y5];&quot;,&quot;;[.Z5];&quot;,&quot;;[.AA5];&quot;,&quot;;[.AB5];&quot;,&quot;;[.AC5];&quot;,&quot;;[.AD5];&quot;,&quot;;[.AE5];&quot;,&quot;;[.AF5];&quot;,&quot;;[.AG5];&quot;,&quot;;[.AH5];&quot;,&quot;;[.AI5];&quot;,&quot;;[.AJ5];&quot;,&quot;;[.AK5];&quot;,&quot;;[.AL5];&quot;,&quot;;[.AM5];&quot;,&quot;;[.AN5];&quot;,&quot;;[.AO5];&quot;,&quot;;[.AP5];&quot;,&quot;;[.AQ5];&quot;,&quot;;[.AR5];&quot;,&quot;;[.AS5];&quot;,&quot;;[.AT5];&quot;,&quot;;[.AU5];&quot;,&quot;;[.AV5];&quot;,&quot;;[.AW5];&quot;,&quot;;[.AX5];&quot;,&quot;;[.AY5];&quot;,&quot;;[.AZ5];&quot;,&quot;;[.BA5];&quot;,&quot;;[.BB5];&quot;,&quot;;[.BC5];&quot;,&quot;;[.BD5];&quot;,&quot;;[.BE5];&quot;,&quot;;[.BF5];&quot;,&quot;;[.BG5];&quot;,&quot;;[.BH5];&quot;,&quot;;[.BI5];&quot;,&quot;;[.BJ5];&quot;,&quot;;[.BK5];&quot;,&quot;;[.BL5];&quot;,&quot;;[.BM5];&quot;,&quot;;[.BN5];&quot;,&quot;;[.BO5];&quot;,&quot;;[.BP5];&quot;,&quot;;[.BQ5];&quot;,&quot;;[.BR5];&quot;,&quot;;[.BS5];&quot;,&quot;;[.BT5];&quot;,&quot;;[.BU5];&quot;,&quot;;[.BV5];&quot;,&quot;;[.BW5];&quot;,&quot;;[.BX5];&quot;,&quot;;[.BY5];&quot;,&quot;;[.BZ5];&quot;,&quot;;[.CA5];&quot;,&quot;;[.CB5];&quot;,&quot;;[.CC5];&quot;,&quot;;[.CD5];&quot;,&quot;;[.CE5];&quot;,&quot;;[.CF5];&quot;,&quot;;[.CG5];&quot;,&quot;;[.CH5];&quot;,&quot;;[.CI5];&quot;,&quot;;[.CJ5];&quot;,&quot;;[.CK5];&quot;,&quot;;[.CL5];&quot;,&quot;;[.CM5];&quot;,&quot;;[.CN5];&quot;,&quot;;[.CO5];&quot;,&quot;;[.CP5];&quot;,&quot;;[.CQ5];&quot;,&quot;;[.CR5];&quot;,&quot;;[.CS5];&quot;,&quot;;[.CT5];&quot;,&quot;;[.CU5];&quot;,&quot;;[.CV5];&quot;,&quot;;[.CW5];&quot;,&quot;;[.CX5];&quot;,&quot;;[.CY5];&quot;,&quot;;[.CZ5];&quot;,&quot;;[.DA5];&quot;}&quot;)" office:value-type="string" office:string-value="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" calcext:value-type="string">
            <text:p>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</text:p>
          </table:table-cell>
          <table:table-cell table:style-name="ce17"/>
          <table:table-cell table:number-columns-repeated="16277"/>
        </table:table-row>
        <table:table-row table:style-name="ro1">
          <table:table-cell table:number-columns-repeated="2"/>
          <table:table-cell table:style-name="ce17" table:number-columns-repeated="103"/>
          <table:table-cell table:style-name="ce7" table:formula="of:=COM.MICROSOFT.CONCAT(&quot;{&quot;;[.DB2:.DC5];&quot;}&quot;)" office:value-type="string" office:string-value="{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,{-1,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-1},{-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-1},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}" calcext:value-type="string">
            <text:p>{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,{-1,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-1},{-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-1},{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,-1}}</text:p>
          </table:table-cell>
          <table:table-cell table:style-name="ce17"/>
          <table:table-cell table:number-columns-repeated="16277"/>
        </table:table-row>
        <table:table-row table:style-name="ro1" table:number-rows-repeated="14">
          <table:table-cell table:number-columns-repeated="2"/>
          <table:table-cell table:style-name="ce17" table:number-columns-repeated="105"/>
          <table:table-cell table:number-columns-repeated="162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6:17:52.1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5T16:31:00.686000000</dc:date>
    <meta:editing-duration>PT6H7M35S</meta:editing-duration>
    <meta:editing-cycles>25</meta:editing-cycles>
    <meta:generator>LibreOffice/7.6.4.1$Windows_X86_64 LibreOffice_project/e19e193f88cd6c0525a17fb7a176ed8e6a3e2aa1</meta:generator>
    <meta:document-statistic meta:table-count="1" meta:cell-count="532" meta:object-count="0"/>
  </office:meta>
</office:document-meta>
</file>